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erif" svg:font-family="'DejaVu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宋体" svg:font-family="宋体" style:font-family-generic="system" style:font-pitch="variable"/>
  </office:font-face-decls>
  <office:automatic-styles>
    <style:style style:name="Table1" style:family="table">
      <style:table-properties style:width="6.8118in" table:align="center"/>
    </style:style>
    <style:style style:name="Table1.A" style:family="table-column">
      <style:table-column-properties style:column-width="1.0576in"/>
    </style:style>
    <style:style style:name="Table1.B" style:family="table-column">
      <style:table-column-properties style:column-width="0.9896in"/>
    </style:style>
    <style:style style:name="Table1.C" style:family="table-column">
      <style:table-column-properties style:column-width="1.4299in"/>
    </style:style>
    <style:style style:name="Table1.D" style:family="table-column">
      <style:table-column-properties style:column-width="0.6965in"/>
    </style:style>
    <style:style style:name="Table1.E" style:family="table-column">
      <style:table-column-properties style:column-width="1.1965in"/>
    </style:style>
    <style:style style:name="Table1.F" style:family="table-column">
      <style:table-column-properties style:column-width="1.4417in"/>
    </style:style>
    <style:style style:name="Table1.A1" style:family="table-cell">
      <style:table-cell-properties fo:padding-left="0.075in" fo:padding-right="0.075in" fo:padding-top="0in" fo:padding-bottom="0in" fo:border="0.0069in solid #000000"/>
    </style:style>
    <style:style style:name="Table2" style:family="table">
      <style:table-properties style:width="3.5694in" table:align="center"/>
    </style:style>
    <style:style style:name="Table2.A" style:family="table-column">
      <style:table-column-properties style:column-width="1.9688in"/>
    </style:style>
    <style:style style:name="Table2.B" style:family="table-column">
      <style:table-column-properties style:column-width="1.6007in"/>
    </style:style>
    <style:style style:name="Table2.A1" style:family="table-cell">
      <style:table-cell-properties fo:padding-left="0.075in" fo:padding-right="0.075in" fo:padding-top="0in" fo:padding-bottom="0in" fo:border="0.0069in solid #000000"/>
    </style:style>
    <style:style style:name="Table3" style:family="table">
      <style:table-properties style:width="5.2799in" table:align="center"/>
    </style:style>
    <style:style style:name="Table3.A" style:family="table-column">
      <style:table-column-properties style:column-width="1.5583in"/>
    </style:style>
    <style:style style:name="Table3.B" style:family="table-column">
      <style:table-column-properties style:column-width="1.9688in"/>
    </style:style>
    <style:style style:name="Table3.C" style:family="table-column">
      <style:table-column-properties style:column-width="1.7528in"/>
    </style:style>
    <style:style style:name="Table3.A1" style:family="table-cell">
      <style:table-cell-properties fo:padding-left="0.075in" fo:padding-right="0.075in" fo:padding-top="0in" fo:padding-bottom="0in" fo:border="0.0069in solid #000000"/>
    </style:style>
    <style:style style:name="Table4" style:family="table">
      <style:table-properties style:width="5.4521in" table:align="center"/>
    </style:style>
    <style:style style:name="Table4.A" style:family="table-column">
      <style:table-column-properties style:column-width="2.2347in"/>
    </style:style>
    <style:style style:name="Table4.B" style:family="table-column">
      <style:table-column-properties style:column-width="1.2799in"/>
    </style:style>
    <style:style style:name="Table4.C" style:family="table-column">
      <style:table-column-properties style:column-width="1.9375in"/>
    </style:style>
    <style:style style:name="Table4.A1" style:family="table-cell">
      <style:table-cell-properties fo:padding-left="0.075in" fo:padding-right="0.075in" fo:padding-top="0in" fo:padding-bottom="0in" fo:border="0.0069in solid #000000"/>
    </style:style>
    <style:style style:name="Table5" style:family="table">
      <style:table-properties style:width="3.5694in" table:align="center"/>
    </style:style>
    <style:style style:name="Table5.A" style:family="table-column">
      <style:table-column-properties style:column-width="1.9688in"/>
    </style:style>
    <style:style style:name="Table5.B" style:family="table-column">
      <style:table-column-properties style:column-width="1.6007in"/>
    </style:style>
    <style:style style:name="Table5.A1" style:family="table-cell">
      <style:table-cell-properties fo:padding-left="0.075in" fo:padding-right="0.075in" fo:padding-top="0in" fo:padding-bottom="0in" fo:border="0.0069in solid #000000"/>
    </style:style>
    <style:style style:name="Table6" style:family="table">
      <style:table-properties style:width="3.5694in" table:align="center"/>
    </style:style>
    <style:style style:name="Table6.A" style:family="table-column">
      <style:table-column-properties style:column-width="1.9688in"/>
    </style:style>
    <style:style style:name="Table6.B" style:family="table-column">
      <style:table-column-properties style:column-width="1.6007in"/>
    </style:style>
    <style:style style:name="Table6.A1" style:family="table-cell">
      <style:table-cell-properties fo:padding-left="0.075in" fo:padding-right="0.075in" fo:padding-top="0in" fo:padding-bottom="0in" fo:border="0.0069in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3pt" style:font-size-asian="13pt" style:font-size-complex="13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2811in" fo:margin-right="0in" fo:text-indent="0in" style:auto-text-indent="false">
        <style:tab-stops/>
      </style:paragraph-properties>
    </style:style>
    <style:style style:name="P6" style:family="paragraph" style:parent-style-name="Standard">
      <style:paragraph-properties fo:margin-left="0.2602in" fo:margin-right="0in" fo:text-indent="0in" style:auto-text-indent="false">
        <style:tab-stops/>
      </style:paragraph-properties>
    </style:style>
    <style:style style:name="P7" style:family="paragraph" style:parent-style-name="Standard">
      <style:paragraph-properties fo:margin-left="0.2709in" fo:margin-right="0in" fo:text-indent="0in" style:auto-text-indent="false">
        <style:tab-stops/>
      </style:paragraph-properties>
    </style:style>
    <style:style style:name="P8" style:family="paragraph" style:parent-style-name="Standard">
      <style:paragraph-properties fo:margin-left="0.2953in" fo:margin-right="0in" fo:text-indent="0in" style:auto-text-indent="false">
        <style:tab-stops/>
      </style:paragraph-properties>
    </style:style>
    <style:style style:name="P9" style:family="paragraph" style:parent-style-name="Standard">
      <style:paragraph-properties fo:margin-left="0.2917in" fo:margin-right="0in" fo:text-indent="0in" style:auto-text-indent="false">
        <style:tab-stops/>
      </style:paragraph-properties>
    </style:style>
    <style:style style:name="P10" style:family="paragraph" style:parent-style-name="Standard" style:master-page-name="MP0">
      <style:paragraph-properties fo:text-align="center" style:justify-single-word="false" style:page-number="auto" fo:break-before="page"/>
      <style:text-properties fo:font-size="15pt" fo:font-weight="bold" style:font-size-asian="15pt" style:font-weight-asian="bold" style:font-size-complex="15pt" style:font-weight-complex="bold"/>
    </style:style>
    <style:style style:name="P11" style:family="paragraph">
      <style:paragraph-properties fo:text-align="center"/>
    </style:style>
    <style:style style:name="P12" style:family="paragraph">
      <style:paragraph-properties style:writing-mode="lr-tb"/>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officeooo:rsid="00151c7d"/>
    </style:style>
    <style:style style:name="gr1"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1252in" fo:min-width="0.459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802in" fo:min-width="0.822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0528in" fo:min-width="0.44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3228in" fo:min-width="0.594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9165in" fo:min-width="0.593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1.8028in" fo:min-width="0.875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0.1665in" fo:min-width="0.536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0.5835in" fo:min-width="0.218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0.9071in" fo:min-width="0.17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0.1457in" fo:min-width="0.889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000000" svg:stroke-opacity="100%" draw:stroke-linejoin="miter" draw:fill="solid" draw:fill-color="#ffffff" draw:opacity="100%" draw:textarea-vertical-align="middle" draw:auto-grow-height="false" draw:auto-grow-width="false" fo:min-height="0.2083in" fo:min-width="0.76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b Search Engine</text:p>
      <text:p text:style-name="P1"><text:tab/><text:tab/><text:tab/><text:tab/><text:tab/><text:tab/><text:span text:style-name="默认段落字体"><text:span text:style-name="T1">---Project Proposal</text:span></text:span></text:p>
      <text:p text:style-name="Standard"/>
      <text:p text:style-name="P2">1. Group Member</text:p>
      <text:p text:style-name="Standard"><text:s/><text:tab/>The members of the group (alphabetical order) :</text:p>
      <text:p text:style-name="Standard"><text:tab/><text:tab/>Han Song <text:s text:c="2"/>(N18904530)</text:p>
      <text:p text:style-name="Standard"><text:tab/><text:tab/>Jingwei Gu (N15022473)</text:p>
      <text:p text:style-name="Standard"><text:tab/><text:tab/>Zhijie Wen (N18105203)</text:p>
      <text:p text:style-name="Standard"/>
      <text:p text:style-name="P2">2. Objective of The Project</text:p>
      <text:p text:style-name="P5">The basic objective of the project is to show the name and the recipe of the dish by providing the raw food materials. It is originated from our daily experience, which usually we know how many raw food materials in our fridge, and wondering which dish we can make (hopefully, the interesting dish) without going out to purchase some more or going to the restaurant nearby. And, the project can do some opposite search, (which may be easier), by given the name of the dish, show the recipe of it and interrelated url.</text:p>
      <text:p text:style-name="P5"/>
      <text:p text:style-name="P5">Classifying the dishes into several categories is the extended function of the project. These categories includes the similar taste, the same cooking style and dishes using the same main recipe. The search result contains the ranked dishes according to the user's key word, and also other dishes derived from the original search results, which may be the dishes having similar taste, using the same main materials and belonging to the same cooking family, such as Chinese Food, French Food and American Food.</text:p>
      <text:p text:style-name="Standard"/>
      <text:p text:style-name="P2">3. Sketch of the architecture</text:p>
      <text:p text:style-name="P6">The project is composed by the following five functional parts: User Interface, Controller, Database Manager, Internet Retriever and Periodic Caller. The following is the brief introduction of each part. The whole sketch can be referenced from Fig. 3.1.</text:p>
      <text:p text:style-name="P6"><draw:custom-shape text:anchor-type="paragraph" draw:z-index="0" draw:name="AutoShape 3" draw:style-name="gr1" draw:text-style-name="P12" svg:width="1.1252in" svg:height="0.4594in" svg:x="2.6327in" svg:y="0.0807in"><text:p text:style-name="P11"><text:span text:style-name="T2">GUI</text:span></text:p><draw:enhanced-geometry svg:viewBox="0 0 21600 21600" draw:text-areas="?f46 ?f48 ?f47 ?f49" draw:glue-points="?f29 ?f30 ?f31 ?f32 ?f29 ?f33 ?f34 ?f32 ?f35 ?f30 ?f36 ?f37 ?f35 ?f38 ?f34 ?f37 ?f39 ?f30 ?f40 ?f41 ?f39 ?f42 ?f34 ?f41 ?f40 ?f30 ?f40 ?f43 ?f40 ?f44 ?f34 ?f43 ?f40 ?f30 ?f34 ?f45 ?f40 ?f44 ?f40 ?f44 ?f40 ?f44 ?f40 ?f45" draw:type="non-primitive" draw:enhanced-path="M 10800 0 L 0 8260 4230 21600 17370 21600 21600 8260 108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514350 * ?f5 / 21600"/><draw:equation draw:name="f9" draw:formula="0 * ?f4 / 21600"/><draw:equation draw:name="f10" draw:formula="1028700 * ?f5 / 21600"/><draw:equation draw:name="f11" draw:formula="209869 * ?f4 / 21600"/><draw:equation draw:name="f12" draw:formula="419737 * ?f4 / 21600"/><draw:equation draw:name="f13" draw:formula="0 * ?f5 / 21600"/><draw:equation draw:name="f14" draw:formula="24495916 * ?f5 / 21600"/><draw:equation draw:name="f15" draw:formula="48991832 * ?f5 / 21600"/><draw:equation draw:name="f16" draw:formula="4078231 * ?f4 / 21600"/><draw:equation draw:name="f17" draw:formula="8156442 * ?f4 / 21600"/><draw:equation draw:name="f18" draw:formula="1166617387 * ?f5 / 21600"/><draw:equation draw:name="f19" draw:formula="2147483647 * ?f5 / 21600"/><draw:equation draw:name="f20" draw:formula="79249251 * ?f4 / 21600"/><draw:equation draw:name="f21" draw:formula="158498114 * ?f4 / 21600"/><draw:equation draw:name="f22" draw:formula="1538752176 * ?f4 / 21600"/><draw:equation draw:name="f23" draw:formula="2147483647 * ?f4 / 21600"/><draw:equation draw:name="f24" draw:formula="1176862839 * ?f4 / 21600"/><draw:equation draw:name="f25" draw:formula="4230 * ?f5 / 21600"/><draw:equation draw:name="f26" draw:formula="5080 * ?f4 / 21600"/><draw:equation draw:name="f27" draw:formula="17370 * ?f5 / 21600"/><draw:equation draw:name="f28" draw:formula="216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7"/><draw:equation draw:name="f44" draw:formula="?f23 / ?f7"/><draw:equation draw:name="f45" draw:formula="?f24 / ?f7"/><draw:equation draw:name="f46" draw:formula="?f25 / ?f6"/><draw:equation draw:name="f47" draw:formula="?f27 / ?f6"/><draw:equation draw:name="f48" draw:formula="?f26 / ?f7"/><draw:equation draw:name="f49" draw:formula="?f28 / ?f7"/></draw:enhanced-geometry></draw:custom-shape></text:p>
      <text:p text:style-name="P6"/>
      <text:p text:style-name="P6"><draw:custom-shape text:anchor-type="paragraph" draw:z-index="6" draw:name="AutoShape 4" draw:style-name="gr7" draw:text-style-name="P12" svg:width="0.1661in" svg:height="0.5362in" svg:x="3.122in" svg:y="0.1291in"><text:p/><draw:enhanced-geometry svg:viewBox="0 0 21600 21600" draw:text-areas="?f46 ?f48 ?f47 ?f49" draw:glue-points="?f29 ?f30 ?f31 ?f32 ?f29 ?f33 ?f34 ?f32 ?f35 ?f30 ?f36 ?f37 ?f35 ?f38 ?f34 ?f37 ?f39 ?f30 ?f40 ?f41 ?f39 ?f42 ?f34 ?f41 ?f43 ?f30 ?f44 ?f45 ?f43 ?f45 ?f34 ?f45" draw:type="non-primitive" draw:enhanced-path="M 0 4300 L 10800 0 21600 4300 16200 4300 16200 17300 21600 17300 10800 21600 0 17300 5400 17300 5400 43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76202 * ?f5 / 21600"/><draw:equation draw:name="f9" draw:formula="0 * ?f4 / 21600"/><draw:equation draw:name="f10" draw:formula="152403 * ?f5 / 21600"/><draw:equation draw:name="f11" draw:formula="245430 * ?f4 / 21600"/><draw:equation draw:name="f12" draw:formula="490859 * ?f4 / 21600"/><draw:equation draw:name="f13" draw:formula="0 * ?f5 / 21600"/><draw:equation draw:name="f14" draw:formula="537658 * ?f5 / 21600"/><draw:equation draw:name="f15" draw:formula="1075309 * ?f5 / 21600"/><draw:equation draw:name="f16" draw:formula="5577385 * ?f4 / 21600"/><draw:equation draw:name="f17" draw:formula="11154747 * ?f4 / 21600"/><draw:equation draw:name="f18" draw:formula="3793551 * ?f5 / 21600"/><draw:equation draw:name="f19" draw:formula="7587053 * ?f5 / 21600"/><draw:equation draw:name="f20" draw:formula="126745793 * ?f4 / 21600"/><draw:equation draw:name="f21" draw:formula="253491040 * ?f4 / 21600"/><draw:equation draw:name="f22" draw:formula="26807600 * ?f5 / 21600"/><draw:equation draw:name="f23" draw:formula="53615144 * ?f5 / 21600"/><draw:equation draw:name="f24" draw:formula="2147483647 * ?f4 / 21600"/><draw:equation draw:name="f25" draw:formula="5400 * ?f5 / 21600"/><draw:equation draw:name="f26" draw:formula="2150 * ?f4 / 21600"/><draw:equation draw:name="f27" draw:formula="16200 * ?f5 / 21600"/><draw:equation draw:name="f28" draw:formula="1945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6"/><draw:equation draw:name="f45" draw:formula="?f24 / ?f7"/><draw:equation draw:name="f46" draw:formula="?f25 / ?f6"/><draw:equation draw:name="f47" draw:formula="?f27 / ?f6"/><draw:equation draw:name="f48" draw:formula="?f26 / ?f7"/><draw:equation draw:name="f49" draw:formula="?f28 / ?f7"/></draw:enhanced-geometry></draw:custom-shape></text:p>
      <text:p text:style-name="P6"/>
      <text:p text:style-name="P6"/>
      <text:p text:style-name="P6"><draw:custom-shape text:anchor-type="paragraph" draw:z-index="1" draw:name="AutoShape 5" draw:style-name="gr2" draw:text-style-name="P12" svg:width="1.8016in" svg:height="0.8224in" svg:x="2.2992in" svg:y="0.0354in"><text:p text:style-name="P11"><text:span text:style-name="T2">Controller</text:span></text:p><draw:enhanced-geometry svg:viewBox="0 0 21600 21600" draw:text-areas="?f40 ?f42 ?f41 ?f43" draw:glue-points="?f26 ?f27 ?f28 ?f29 ?f26 ?f30 ?f31 ?f29 ?f32 ?f27 ?f33 ?f34 ?f32 ?f35 ?f31 ?f34 ?f36 ?f27 ?f36 ?f37 ?f36 ?f38 ?f31 ?f37 ?f36 ?f27 ?f36 ?f39 ?f36 ?f39 ?f31 ?f39 ?f36 ?f27 ?f36 ?f39 ?f31 ?f39 ?f36 ?f39 ?f36 ?f39 ?f36 ?f39 ?f36 ?f39 ?f36 ?f39" draw:type="non-primitive" draw:enhanced-path="M 10800 0 L 10799 0 C 4835 0 0 4835 0 10799 0 16764 4835 21600 10800 21600 16764 21600 21600 16764 21600 10800 21600 4835 16764 0 108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23911 * ?f5 / 21600"/><draw:equation draw:name="f9" draw:formula="0 * ?f4 / 21600"/><draw:equation draw:name="f10" draw:formula="1647821 * ?f5 / 21600"/><draw:equation draw:name="f11" draw:formula="376239 * ?f4 / 21600"/><draw:equation draw:name="f12" draw:formula="752478 * ?f4 / 21600"/><draw:equation draw:name="f13" draw:formula="0 * ?f5 / 21600"/><draw:equation draw:name="f14" draw:formula="62854526 * ?f5 / 21600"/><draw:equation draw:name="f15" draw:formula="125708976 * ?f5 / 21600"/><draw:equation draw:name="f16" draw:formula="13107017 * ?f4 / 21600"/><draw:equation draw:name="f17" draw:formula="26214034 * ?f4 / 21600"/><draw:equation draw:name="f18" draw:formula="2147483647 * ?f5 / 21600"/><draw:equation draw:name="f19" draw:formula="456608362 * ?f4 / 21600"/><draw:equation draw:name="f20" draw:formula="913216725 * ?f4 / 21600"/><draw:equation draw:name="f21" draw:formula="2147483647 * ?f4 / 21600"/><draw:equation draw:name="f22" draw:formula="3163 * ?f5 / 21600"/><draw:equation draw:name="f23" draw:formula="3163 * ?f4 / 21600"/><draw:equation draw:name="f24" draw:formula="18437 * ?f5 / 21600"/><draw:equation draw:name="f25" draw:formula="18437 * ?f4 / 2160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draw:custom-shape text:anchor-type="paragraph" draw:z-index="4" draw:name="AutoShape 6" draw:style-name="gr5" draw:text-style-name="P12" svg:width="1.9161in" svg:height="0.5933in" svg:x="4.6118in" svg:y="0.1256in"><text:p text:style-name="P11"><text:span text:style-name="T2">Internet Retriever (including index function)</text:span></text:p><draw:enhanced-geometry svg:viewBox="0 0 1752839 543239" draw:text-areas="?f40 ?f42 ?f41 ?f43" draw:glue-points="?f26 ?f27 ?f28 ?f29 ?f26 ?f30 ?f31 ?f29 ?f32 ?f27 ?f33 ?f34 ?f32 ?f35 ?f31 ?f34 ?f36 ?f27 ?f37 ?f38 ?f36 ?f39 ?f31 ?f38 ?f36 ?f27 ?f37 ?f38 ?f36 ?f39 ?f31 ?f38" draw:type="non-primitive" draw:enhanced-path="M 90540 0 L 90539 0 C 40536 0 0 40536 0 90539 L 0 452699 C 0 502702 40536 543238 90539 543239 L 1662299 543239 C 1712302 543238 1752839 502702 1752839 452699 L 1752839 90540 C 1752839 40536 1712302 0 166229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839"/><draw:equation draw:name="f7" draw:formula="?f4 / 543239"/><draw:equation draw:name="f8" draw:formula="876302 * ?f5 / 1752839"/><draw:equation draw:name="f9" draw:formula="0 * ?f4 / 543239"/><draw:equation draw:name="f10" draw:formula="1752603 * ?f5 / 1752839"/><draw:equation draw:name="f11" draw:formula="271463 * ?f4 / 543239"/><draw:equation draw:name="f12" draw:formula="542925 * ?f4 / 543239"/><draw:equation draw:name="f13" draw:formula="0 * ?f5 / 1752839"/><draw:equation draw:name="f14" draw:formula="876184 * ?f5 / 1752839"/><draw:equation draw:name="f15" draw:formula="1752367 * ?f5 / 1752839"/><draw:equation draw:name="f16" draw:formula="271306 * ?f4 / 543239"/><draw:equation draw:name="f17" draw:formula="542611 * ?f4 / 543239"/><draw:equation draw:name="f18" draw:formula="876066 * ?f5 / 1752839"/><draw:equation draw:name="f19" draw:formula="1752131 * ?f5 / 1752839"/><draw:equation draw:name="f20" draw:formula="271149 * ?f4 / 543239"/><draw:equation draw:name="f21" draw:formula="542297 * ?f4 / 543239"/><draw:equation draw:name="f22" draw:formula="26519 * ?f5 / 1752839"/><draw:equation draw:name="f23" draw:formula="26519 * ?f4 / 543239"/><draw:equation draw:name="f24" draw:formula="1726320 * ?f5 / 1752839"/><draw:equation draw:name="f25" draw:formula="516720 * ?f4 / 543239"/><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text:p>
      <text:p text:style-name="P6"><draw:custom-shape text:anchor-type="paragraph" draw:z-index="3" draw:name="AutoShape 7" draw:style-name="gr4" draw:text-style-name="P12" svg:width="1.3224in" svg:height="0.5949in" svg:x="0.2575in" svg:y="0.039in"><text:p text:style-name="P11"><text:span text:style-name="T2">DB Manager</text:span></text:p><draw:enhanced-geometry svg:viewBox="0 0 1209959 543239" draw:text-areas="?f40 ?f42 ?f41 ?f43" draw:glue-points="?f26 ?f27 ?f28 ?f29 ?f26 ?f30 ?f31 ?f29 ?f32 ?f27 ?f33 ?f34 ?f32 ?f35 ?f31 ?f34 ?f36 ?f27 ?f37 ?f38 ?f36 ?f39 ?f31 ?f38 ?f36 ?f27 ?f37 ?f38 ?f36 ?f39 ?f31 ?f38" draw:type="non-primitive" draw:enhanced-path="M 90540 0 L 90539 0 C 40536 0 0 40536 0 90539 L 0 452699 C 0 502702 40536 543238 90539 543239 L 1119419 543239 C 1169422 543238 1209959 502702 1209959 452699 L 1209959 90540 C 1209959 40536 1169422 0 111941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9959"/><draw:equation draw:name="f7" draw:formula="?f4 / 543239"/><draw:equation draw:name="f8" draw:formula="604839 * ?f5 / 1209959"/><draw:equation draw:name="f9" draw:formula="0 * ?f4 / 543239"/><draw:equation draw:name="f10" draw:formula="1209678 * ?f5 / 1209959"/><draw:equation draw:name="f11" draw:formula="271778 * ?f4 / 543239"/><draw:equation draw:name="f12" draw:formula="543555 * ?f4 / 543239"/><draw:equation draw:name="f13" draw:formula="0 * ?f5 / 1209959"/><draw:equation draw:name="f14" draw:formula="604699 * ?f5 / 1209959"/><draw:equation draw:name="f15" draw:formula="1209397 * ?f5 / 1209959"/><draw:equation draw:name="f16" draw:formula="271936 * ?f4 / 543239"/><draw:equation draw:name="f17" draw:formula="543871 * ?f4 / 543239"/><draw:equation draw:name="f18" draw:formula="604559 * ?f5 / 1209959"/><draw:equation draw:name="f19" draw:formula="1209116 * ?f5 / 1209959"/><draw:equation draw:name="f20" draw:formula="272094 * ?f4 / 543239"/><draw:equation draw:name="f21" draw:formula="544187 * ?f4 / 543239"/><draw:equation draw:name="f22" draw:formula="26519 * ?f5 / 1209959"/><draw:equation draw:name="f23" draw:formula="26519 * ?f4 / 543239"/><draw:equation draw:name="f24" draw:formula="1183440 * ?f5 / 1209959"/><draw:equation draw:name="f25" draw:formula="516717 * ?f4 / 543239"/><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draw:custom-shape text:anchor-type="paragraph" draw:z-index="7" draw:name="AutoShape 8" draw:style-name="gr8" draw:text-style-name="P12" svg:width="0.5835in" svg:height="0.2189in" svg:x="4.0283in" svg:y="0.1118in"><text:p/><draw:enhanced-geometry svg:viewBox="0 0 21600 21600" draw:text-areas="?f46 ?f48 ?f47 ?f49" draw:glue-points="?f29 ?f30 ?f31 ?f32 ?f29 ?f33 ?f34 ?f32 ?f35 ?f30 ?f36 ?f37 ?f35 ?f38 ?f34 ?f37 ?f39 ?f30 ?f40 ?f41 ?f39 ?f42 ?f34 ?f41 ?f43 ?f30 ?f43 ?f44 ?f43 ?f45 ?f34 ?f44" draw:type="non-primitive" draw:enhanced-path="M 0 10800 L 4300 0 4300 5400 17300 5400 17300 0 21600 10800 17300 21600 17300 16200 4300 16200 4300 216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266698 * ?f5 / 21600"/><draw:equation draw:name="f9" draw:formula="0 * ?f4 / 21600"/><draw:equation draw:name="f10" draw:formula="533396 * ?f5 / 21600"/><draw:equation draw:name="f11" draw:formula="100013 * ?f4 / 21600"/><draw:equation draw:name="f12" draw:formula="200025 * ?f4 / 21600"/><draw:equation draw:name="f13" draw:formula="0 * ?f5 / 21600"/><draw:equation draw:name="f14" draw:formula="6585910 * ?f5 / 21600"/><draw:equation draw:name="f15" draw:formula="13171821 * ?f5 / 21600"/><draw:equation draw:name="f16" draw:formula="926162 * ?f4 / 21600"/><draw:equation draw:name="f17" draw:formula="1852315 * ?f4 / 21600"/><draw:equation draw:name="f18" draw:formula="162634110 * ?f5 / 21600"/><draw:equation draw:name="f19" draw:formula="325268220 * ?f5 / 21600"/><draw:equation draw:name="f20" draw:formula="8576645 * ?f4 / 21600"/><draw:equation draw:name="f21" draw:formula="17153207 * ?f4 / 21600"/><draw:equation draw:name="f22" draw:formula="2147483647 * ?f5 / 21600"/><draw:equation draw:name="f23" draw:formula="79476460 * ?f4 / 21600"/><draw:equation draw:name="f24" draw:formula="158952920 * ?f4 / 21600"/><draw:equation draw:name="f25" draw:formula="2150 * ?f5 / 21600"/><draw:equation draw:name="f26" draw:formula="5400 * ?f4 / 21600"/><draw:equation draw:name="f27" draw:formula="19450 * ?f5 / 21600"/><draw:equation draw:name="f28" draw:formula="162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7"/><draw:equation draw:name="f45" draw:formula="?f24 / ?f7"/><draw:equation draw:name="f46" draw:formula="?f25 / ?f6"/><draw:equation draw:name="f47" draw:formula="?f27 / ?f6"/><draw:equation draw:name="f48" draw:formula="?f26 / ?f7"/><draw:equation draw:name="f49" draw:formula="?f28 / ?f7"/></draw:enhanced-geometry></draw:custom-shape><draw:custom-shape text:anchor-type="paragraph" draw:z-index="8" draw:name="AutoShape 9" draw:style-name="gr9" draw:text-style-name="P12" svg:width="0.9071in" svg:height="0.178in" svg:x="1.4764in" svg:y="0.1846in"><text:p/><draw:enhanced-geometry svg:viewBox="0 0 21600 21600" draw:text-areas="?f46 ?f48 ?f47 ?f49" draw:glue-points="?f29 ?f30 ?f31 ?f32 ?f29 ?f33 ?f34 ?f32 ?f35 ?f30 ?f36 ?f37 ?f35 ?f38 ?f34 ?f37 ?f39 ?f30 ?f40 ?f41 ?f39 ?f42 ?f34 ?f41 ?f43 ?f30 ?f43 ?f44 ?f43 ?f45 ?f34 ?f44" draw:type="non-primitive" draw:enhanced-path="M 0 10800 L 4300 0 4300 5400 17300 5400 17300 0 21600 10800 17300 21600 17300 16200 4300 16200 4300 216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414653 * ?f5 / 21600"/><draw:equation draw:name="f9" draw:formula="0 * ?f4 / 21600"/><draw:equation draw:name="f10" draw:formula="829305 * ?f5 / 21600"/><draw:equation draw:name="f11" draw:formula="81281 * ?f4 / 21600"/><draw:equation draw:name="f12" draw:formula="162562 * ?f4 / 21600"/><draw:equation draw:name="f13" draw:formula="0 * ?f5 / 21600"/><draw:equation draw:name="f14" draw:formula="15920083 * ?f5 / 21600"/><draw:equation draw:name="f15" draw:formula="31840127 * ?f5 / 21600"/><draw:equation draw:name="f16" draw:formula="611722 * ?f4 / 21600"/><draw:equation draw:name="f17" draw:formula="1223445 * ?f4 / 21600"/><draw:equation draw:name="f18" draw:formula="611231504 * ?f5 / 21600"/><draw:equation draw:name="f19" draw:formula="1222461165 * ?f5 / 21600"/><draw:equation draw:name="f20" draw:formula="4603831 * ?f4 / 21600"/><draw:equation draw:name="f21" draw:formula="9207670 * ?f4 / 21600"/><draw:equation draw:name="f22" draw:formula="2147483647 * ?f5 / 21600"/><draw:equation draw:name="f23" draw:formula="34605479 * ?f4 / 21600"/><draw:equation draw:name="f24" draw:formula="69210897 * ?f4 / 21600"/><draw:equation draw:name="f25" draw:formula="2150 * ?f5 / 21600"/><draw:equation draw:name="f26" draw:formula="5400 * ?f4 / 21600"/><draw:equation draw:name="f27" draw:formula="19450 * ?f5 / 21600"/><draw:equation draw:name="f28" draw:formula="162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7"/><draw:equation draw:name="f45" draw:formula="?f24 / ?f7"/><draw:equation draw:name="f46" draw:formula="?f25 / ?f6"/><draw:equation draw:name="f47" draw:formula="?f27 / ?f6"/><draw:equation draw:name="f48" draw:formula="?f26 / ?f7"/><draw:equation draw:name="f49" draw:formula="?f28 / ?f7"/></draw:enhanced-geometry></draw:custom-shape></text:p>
      <text:p text:style-name="P6"/>
      <text:p text:style-name="P6"/>
      <text:p text:style-name="Standard"><draw:custom-shape text:anchor-type="paragraph" draw:z-index="9" draw:name="AutoShape 10" draw:style-name="gr10" draw:text-style-name="P12" svg:width="0.1453in" svg:height="0.8898in" svg:x="0.7366in" svg:y="0.0492in"><text:p/><draw:enhanced-geometry svg:viewBox="0 0 21600 21600" draw:text-areas="?f46 ?f48 ?f47 ?f49" draw:glue-points="?f29 ?f30 ?f31 ?f32 ?f29 ?f33 ?f34 ?f32 ?f35 ?f30 ?f36 ?f37 ?f35 ?f38 ?f34 ?f37 ?f39 ?f30 ?f40 ?f41 ?f39 ?f42 ?f34 ?f41 ?f43 ?f30 ?f44 ?f45 ?f43 ?f45 ?f34 ?f45" draw:type="non-primitive" draw:enhanced-path="M 0 4300 L 10800 0 21600 4300 16200 4300 16200 17300 21600 17300 10800 21600 0 17300 5400 17300 5400 43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66673 * ?f5 / 21600"/><draw:equation draw:name="f9" draw:formula="0 * ?f4 / 21600"/><draw:equation draw:name="f10" draw:formula="133346 * ?f5 / 21600"/><draw:equation draw:name="f11" draw:formula="406716 * ?f4 / 21600"/><draw:equation draw:name="f12" draw:formula="813431 * ?f4 / 21600"/><draw:equation draw:name="f13" draw:formula="0 * ?f5 / 21600"/><draw:equation draw:name="f14" draw:formula="411601 * ?f5 / 21600"/><draw:equation draw:name="f15" draw:formula="823202 * ?f5 / 21600"/><draw:equation draw:name="f16" draw:formula="15316453 * ?f4 / 21600"/><draw:equation draw:name="f17" draw:formula="30632868 * ?f4 / 21600"/><draw:equation draw:name="f18" draw:formula="2540988 * ?f5 / 21600"/><draw:equation draw:name="f19" draw:formula="5081976 * ?f5 / 21600"/><draw:equation draw:name="f20" draw:formula="576799646 * ?f4 / 21600"/><draw:equation draw:name="f21" draw:formula="1153598088 * ?f4 / 21600"/><draw:equation draw:name="f22" draw:formula="15711752 * ?f5 / 21600"/><draw:equation draw:name="f23" draw:formula="31423529 * ?f5 / 21600"/><draw:equation draw:name="f24" draw:formula="2147483647 * ?f4 / 21600"/><draw:equation draw:name="f25" draw:formula="5400 * ?f5 / 21600"/><draw:equation draw:name="f26" draw:formula="2150 * ?f4 / 21600"/><draw:equation draw:name="f27" draw:formula="16200 * ?f5 / 21600"/><draw:equation draw:name="f28" draw:formula="1945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6"/><draw:equation draw:name="f45" draw:formula="?f24 / ?f7"/><draw:equation draw:name="f46" draw:formula="?f25 / ?f6"/><draw:equation draw:name="f47" draw:formula="?f27 / ?f6"/><draw:equation draw:name="f48" draw:formula="?f26 / ?f7"/><draw:equation draw:name="f49" draw:formula="?f28 / ?f7"/></draw:enhanced-geometry></draw:custom-shape><draw:custom-shape text:anchor-type="paragraph" draw:z-index="10" draw:name="AutoShape 11" draw:style-name="gr11" draw:text-style-name="P12" svg:width="0.2079in" svg:height="0.7606in" svg:x="3.1118in" svg:y="0.0807in"><text:p/><draw:enhanced-geometry svg:viewBox="0 0 21600 21600" draw:text-areas="?f46 ?f48 ?f47 ?f49" draw:glue-points="?f29 ?f30 ?f31 ?f32 ?f29 ?f33 ?f34 ?f32 ?f35 ?f30 ?f36 ?f37 ?f35 ?f38 ?f34 ?f37 ?f39 ?f30 ?f40 ?f41 ?f39 ?f42 ?f34 ?f41 ?f43 ?f30 ?f44 ?f45 ?f43 ?f45 ?f34 ?f45" draw:type="non-primitive" draw:enhanced-path="M 5400 21600 L 5400 5400 0 5400 10800 0 21600 5400 16200 5400 16200 2160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95248 * ?f5 / 21600"/><draw:equation draw:name="f9" draw:formula="0 * ?f4 / 21600"/><draw:equation draw:name="f10" draw:formula="190496 * ?f5 / 21600"/><draw:equation draw:name="f11" draw:formula="347979 * ?f4 / 21600"/><draw:equation draw:name="f12" draw:formula="695958 * ?f4 / 21600"/><draw:equation draw:name="f13" draw:formula="0 * ?f5 / 21600"/><draw:equation draw:name="f14" draw:formula="840017 * ?f5 / 21600"/><draw:equation draw:name="f15" draw:formula="1680034 * ?f5 / 21600"/><draw:equation draw:name="f16" draw:formula="11211980 * ?f4 / 21600"/><draw:equation draw:name="f17" draw:formula="22423960 * ?f4 / 21600"/><draw:equation draw:name="f18" draw:formula="7408327 * ?f5 / 21600"/><draw:equation draw:name="f19" draw:formula="14816654 * ?f5 / 21600"/><draw:equation draw:name="f20" draw:formula="361252979 * ?f4 / 21600"/><draw:equation draw:name="f21" draw:formula="722505959 * ?f4 / 21600"/><draw:equation draw:name="f22" draw:formula="65440168 * ?f5 / 21600"/><draw:equation draw:name="f23" draw:formula="130880406 * ?f5 / 21600"/><draw:equation draw:name="f24" draw:formula="2147483647 * ?f4 / 21600"/><draw:equation draw:name="f25" draw:formula="5400 * ?f5 / 21600"/><draw:equation draw:name="f26" draw:formula="2700 * ?f4 / 21600"/><draw:equation draw:name="f27" draw:formula="16200 * ?f5 / 21600"/><draw:equation draw:name="f28" draw:formula="21600 * ?f4 / 21600"/><draw:equation draw:name="f29" draw:formula="?f8 / ?f6"/><draw:equation draw:name="f30" draw:formula="?f9 / ?f7"/><draw:equation draw:name="f31" draw:formula="?f10 / ?f6"/><draw:equation draw:name="f32" draw:formula="?f11 / ?f7"/><draw:equation draw:name="f33" draw:formula="?f12 / ?f7"/><draw:equation draw:name="f34" draw:formula="?f13 / ?f6"/><draw:equation draw:name="f35" draw:formula="?f14 / ?f6"/><draw:equation draw:name="f36" draw:formula="?f15 / ?f6"/><draw:equation draw:name="f37" draw:formula="?f16 / ?f7"/><draw:equation draw:name="f38" draw:formula="?f17 / ?f7"/><draw:equation draw:name="f39" draw:formula="?f18 / ?f6"/><draw:equation draw:name="f40" draw:formula="?f19 / ?f6"/><draw:equation draw:name="f41" draw:formula="?f20 / ?f7"/><draw:equation draw:name="f42" draw:formula="?f21 / ?f7"/><draw:equation draw:name="f43" draw:formula="?f22 / ?f6"/><draw:equation draw:name="f44" draw:formula="?f23 / ?f6"/><draw:equation draw:name="f45" draw:formula="?f24 / ?f7"/><draw:equation draw:name="f46" draw:formula="?f25 / ?f6"/><draw:equation draw:name="f47" draw:formula="?f27 / ?f6"/><draw:equation draw:name="f48" draw:formula="?f26 / ?f7"/><draw:equation draw:name="f49" draw:formula="?f28 / ?f7"/></draw:enhanced-geometry></draw:custom-shape></text:p>
      <text:p text:style-name="Standard"/>
      <text:p text:style-name="Standard"/>
      <text:p text:style-name="Standard"/>
      <text:p text:style-name="Standard"><draw:custom-shape text:anchor-type="paragraph" draw:z-index="5" draw:name="AutoShape 12" draw:style-name="gr6" draw:text-style-name="P12" svg:width="1.8031in" svg:height="0.8752in" svg:x="2.3307in" svg:y="0.0634in"><text:p text:style-name="P11"><text:span text:style-name="T2">Periodic Caller</text:span></text:p><draw:enhanced-geometry svg:viewBox="0 0 21600 21600" draw:text-areas="?f40 ?f42 ?f41 ?f43" draw:glue-points="?f26 ?f27 ?f28 ?f29 ?f26 ?f30 ?f31 ?f29 ?f32 ?f27 ?f33 ?f34 ?f32 ?f35 ?f31 ?f34 ?f36 ?f27 ?f36 ?f37 ?f36 ?f38 ?f31 ?f37 ?f36 ?f27 ?f36 ?f39 ?f36 ?f39 ?f31 ?f39 ?f36 ?f27 ?f31 ?f39 ?f36 ?f39 ?f36 ?f39" draw:type="non-primitive" draw:enhanced-path="M 10800 0 L 21600 10800 10800 21600 0 10800 108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824231 * ?f5 / 21600"/><draw:equation draw:name="f9" draw:formula="0 * ?f4 / 21600"/><draw:equation draw:name="f10" draw:formula="1648462 * ?f5 / 21600"/><draw:equation draw:name="f11" draw:formula="400365 * ?f4 / 21600"/><draw:equation draw:name="f12" draw:formula="800730 * ?f4 / 21600"/><draw:equation draw:name="f13" draw:formula="0 * ?f5 / 21600"/><draw:equation draw:name="f14" draw:formula="62903398 * ?f5 / 21600"/><draw:equation draw:name="f15" draw:formula="125806797 * ?f5 / 21600"/><draw:equation draw:name="f16" draw:formula="14841863 * ?f4 / 21600"/><draw:equation draw:name="f17" draw:formula="29683727 * ?f4 / 21600"/><draw:equation draw:name="f18" draw:formula="2147483647 * ?f5 / 21600"/><draw:equation draw:name="f19" draw:formula="550199919 * ?f4 / 21600"/><draw:equation draw:name="f20" draw:formula="1100399839 * ?f4 / 21600"/><draw:equation draw:name="f21" draw:formula="2147483647 * ?f4 / 21600"/><draw:equation draw:name="f22" draw:formula="5400 * ?f5 / 21600"/><draw:equation draw:name="f23" draw:formula="5400 * ?f4 / 21600"/><draw:equation draw:name="f24" draw:formula="16200 * ?f5 / 21600"/><draw:equation draw:name="f25" draw:formula="16200 * ?f4 / 2160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draw:custom-shape text:anchor-type="paragraph" draw:z-index="2" draw:name="AutoShape 13" draw:style-name="gr3" draw:text-style-name="P12" svg:width="1.0531in" svg:height="0.448in" svg:x="0.289in" svg:y="0.0945in"><text:p text:style-name="P11"><text:span text:style-name="T2">Database</text:span></text:p><draw:enhanced-geometry svg:viewBox="0 0 88 21600" draw:text-areas="?f30 ?f40 ?f39 ?f41" draw:glue-points="?f25 ?f26 ?f27 ?f28 ?f25 ?f29 ?f30 ?f28 ?f31 ?f26 ?f31 ?f32 ?f31 ?f33 ?f30 ?f32 ?f31 ?f26 ?f31 ?f34 ?f31 ?f35 ?f30 ?f34 ?f31 ?f26 ?f31 ?f36 ?f31 ?f37 ?f30 ?f36 ?f31 ?f38 ?f31 ?f26 ?f30 ?f36 ?f31 ?f37 ?f31 ?f36" draw:type="non-primitive" draw:enhanced-path="M 44 0 C 20 0 0 1227 0 2700 L 0 18900 C 0 20373 20 21600 44 21600 68 21600 88 20373 88 18900 L 88 2700 C 88 1227 68 0 44 0 Z N M 44 0 C 20 0 0 1227 0 2700 0 4173 20 5400 44 5400 68 5400 88 4173 88 2700 88 1227 68 0 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21600"/><draw:equation draw:name="f8" draw:formula="481331 * ?f5 / 88"/><draw:equation draw:name="f9" draw:formula="0 * ?f4 / 21600"/><draw:equation draw:name="f10" draw:formula="962662 * ?f5 / 88"/><draw:equation draw:name="f11" draw:formula="204789 * ?f4 / 21600"/><draw:equation draw:name="f12" draw:formula="409578 * ?f4 / 21600"/><draw:equation draw:name="f13" draw:formula="0 * ?f5 / 88"/><draw:equation draw:name="f14" draw:formula="2147483647 * ?f5 / 88"/><draw:equation draw:name="f15" draw:formula="3883197 * ?f4 / 21600"/><draw:equation draw:name="f16" draw:formula="7766395 * ?f4 / 21600"/><draw:equation draw:name="f17" draw:formula="73632939 * ?f4 / 21600"/><draw:equation draw:name="f18" draw:formula="147265878 * ?f4 / 21600"/><draw:equation draw:name="f19" draw:formula="1396571278 * ?f4 / 21600"/><draw:equation draw:name="f20" draw:formula="2147483647 * ?f4 / 21600"/><draw:equation draw:name="f21" draw:formula="698285639 * ?f4 / 21600"/><draw:equation draw:name="f22" draw:formula="5400 * ?f4 / 21600"/><draw:equation draw:name="f23" draw:formula="88 * ?f5 / 88"/><draw:equation draw:name="f24" draw:formula="18900 * ?f4 / 21600"/><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6"/><draw:equation draw:name="f32" draw:formula="?f15 / ?f7"/><draw:equation draw:name="f33" draw:formula="?f16 / ?f7"/><draw:equation draw:name="f34" draw:formula="?f17 / ?f7"/><draw:equation draw:name="f35" draw:formula="?f18 / ?f7"/><draw:equation draw:name="f36" draw:formula="?f19 / ?f7"/><draw:equation draw:name="f37" draw:formula="?f20 / ?f7"/><draw:equation draw:name="f38" draw:formula="?f21 / ?f7"/><draw:equation draw:name="f39" draw:formula="?f23 / ?f6"/><draw:equation draw:name="f40" draw:formula="?f22 / ?f7"/><draw:equation draw:name="f41" draw:formula="?f24 / ?f7"/></draw:enhanced-geometry></draw:custom-shape></text:p>
      <text:p text:style-name="Standard"/>
      <text:p text:style-name="Standard"/>
      <text:p text:style-name="Standard"/>
      <text:p text:style-name="Standard"/>
      <text:p text:style-name="P1">Fig. 3.1 Sketch of the Whole Project</text:p>
      <text:p text:style-name="Standard"><text:soft-page-break/></text:p>
      <text:p text:style-name="P4">3.1 User Interface</text:p>
      <text:p text:style-name="P7">User Interface is the only functional part to communicate with the users.</text:p>
      <text:p text:style-name="P7"/>
      <text:p text:style-name="P7">It takes the user's query, which will be a list of the raw food materials, or the dish's name. User Interface will parser the query into a standard data structure, DB Format, which is acceptable throughout the system in order to facilitate the computing, and pass the DB Format to the Controller. Also, by receiving the DB Format obtained from the Controller, User Interface will organize the query results and show the results to the users, including the source URL from which the system obtained the raw data. The group decides to implement this part by using ROR (Ruby on Rails), with the MVC structure. And the way of communication with the other parts of the system is intermediate file and database.</text:p>
      <text:p text:style-name="Standard"/>
      <text:p text:style-name="Standard"><text:span text:style-name="默认段落字体"><text:span text:style-name="T2">3.2 Controller</text:span></text:span></text:p>
      <text:p text:style-name="P6">It is the control part of the whole project, connecting each of the parts in this project, by receiving the DB Format (which means a query) given by the outer source, Controller will pass the DB Format to Database Manager first, if the answer is NIL, Controller will send the DB Format to Internet Retriever, and get the answer. In the latter case, Controller will pass the answer by Internet Retriever to Database Manager, update the cache(database) we've built. Either way, if the query is from the User Interface, after received the answer, which is DB Format, the controller will send the answer to User Interface.</text:p>
      <text:p text:style-name="Standard"/>
      <text:p text:style-name="Standard"><text:span text:style-name="默认段落字体"><text:span text:style-name="T2">3.3 Database Manager</text:span></text:span></text:p>
      <text:p text:style-name="P6">In order to speed up the search process, we will built one database, stored in the server, act like a cache. Database Manager is the functional part to manage this cache. It receives the outer query, and search the entry in the database. If the answer exists, it will output the answer list, if not, it will return result NIL.</text:p>
      <text:p text:style-name="P6"/>
      <text:p text:style-name="P7">Database Manager can also receive modification commands. In order to update the database, Controller will send the answer to Database Manager. According to the answer received, Database Manager will update the database, do some clustering (put the highly associated dishes into same category) and index computing for the data retrieved from net, thus facilitate next query attempt.</text:p>
      <text:p text:style-name="Standard"/>
      <text:p text:style-name="Standard"><text:span text:style-name="默认段落字体"><text:span text:style-name="T2">3.4 Internet Retriever</text:span></text:span></text:p>
      <text:p text:style-name="P8">The Internet Retriever communicates the project with the Internet. It is composed of two sections, the retrieve section, and the analysis section.</text:p>
      <text:p text:style-name="P8"/>
      <text:p text:style-name="Standard">3.4.1 The retrieve section</text:p>
      <text:p text:style-name="P5">The retrieve section receives the query from Controller, access the Internet to seek the answer, and pass the answers (which are the web pages) to the analysis section.</text:p>
      <text:p text:style-name="P5"/>
      <text:p text:style-name="Standard">3.4.2 The analysis section</text:p>
      <text:p text:style-name="P7">The analysis section receives the web page answers from retrieve section, do some parser job, translate the web pages into DB Format, and return <text:soft-page-break/>the answers to Controller.</text:p>
      <text:p text:style-name="Standard"/>
      <text:p text:style-name="Standard"><text:span text:style-name="默认段落字体"><text:span text:style-name="T2">3.5 Periodic Caller</text:span></text:span></text:p>
      <text:p text:style-name="P9">This is a relatively small functional part, in order to update our database (cache) periodically(say, 1 hour), Periodic Caller pass the previously installed queries to Controller periodically. In this case, the Controller will not return the answers to User Interface.</text:p>
      <text:p text:style-name="Standard"/>
      <text:p text:style-name="P2">4. Data Structure</text:p>
      <text:p text:style-name="P8">This project adopts DBMS and document to deal with data processing, which is suit for parsing, clustering and querying operation.</text:p>
      <text:p text:style-name="P8"/>
      <text:p text:style-name="P8">In general, there are six tables in database so far, and a sort of document. The following are the introduction.</text:p>
      <text:p text:style-name="P8"/>
      <text:p text:style-name="P4">4.1 DISH_INFO_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PK) dish_id</text:p>
          </table:table-cell>
          <table:table-cell table:style-name="Table1.A1" office:value-type="string">
            <text:p text:style-name="P1">dish_name</text:p>
          </table:table-cell>
          <table:table-cell table:style-name="Table1.A1" office:value-type="string">
            <text:p text:style-name="P1">dish_recipe_id</text:p>
          </table:table-cell>
          <table:table-cell table:style-name="Table1.A1" office:value-type="string">
            <text:p text:style-name="P1">URL_id</text:p>
          </table:table-cell>
          <table:table-cell table:style-name="Table1.A1" office:value-type="string">
            <text:p text:style-name="P1">pseudo_dish_id</text:p>
          </table:table-cell>
          <table:table-cell table:style-name="Table1.A1" office:value-type="string">
            <text:p text:style-name="P1">classification_id</text:p>
          </table:table-cell>
        </table:table-row>
      </table:table>
      <text:p text:style-name="Standard"/>
      <text:p text:style-name="P8">This table records the general information of each dish. "dish_id" is the primary key, and "dish_recipe_id" is the foreign key, which is the primary key of DISH_RECIPE_INFO_TABLE, recording the details about every dish's recipe. "URL_id" is also another table's primary key, which indicates the info concerning URL and the original page. " pseudo_dish_id" is also another table's primary key, which is filled by the parser ( belonging to Internet Retriever) through analyzing the original document to identify whether it is almost like an existing dish by the content of recipe. "classification_id" indicates the style of cooking, such as Chinese Food, French Food, American Food, which is filled by the parser according to the recipe and the cooking feature. This process is like indexing each document.</text:p>
      <text:p text:style-name="Standard"/>
      <text:p text:style-name="P4">4.2 DISH_RECIPE_INFO_TABLE</text:p>
      <table:table table:name="Table2" table:style-name="Table2">
        <table:table-column table:style-name="Table2.A"/>
        <table:table-column table:style-name="Table2.B"/>
        <table:table-row>
          <table:table-cell table:style-name="Table2.A1" office:value-type="string">
            <text:p text:style-name="P1">(PK) dish_recipe_id</text:p>
          </table:table-cell>
          <table:table-cell table:style-name="Table2.A1" office:value-type="string">
            <text:p text:style-name="P1">recipe_list</text:p>
          </table:table-cell>
        </table:table-row>
      </table:table>
      <text:p text:style-name="P8"/>
      <text:p text:style-name="P8">This table has two fields, "recipe_list" is a string which indicates the very details of recipe. The content of the list is the material_id, which is the primary key of MATERIAL_INFO_TABLE. </text:p>
      <text:p text:style-name="Standard"/>
      <text:p text:style-name="P4">4.3 MATERIAL_INFO_TABLE</text:p>
      <table:table table:name="Table3" table:style-name="Table3">
        <table:table-column table:style-name="Table3.A"/>
        <table:table-column table:style-name="Table3.B"/>
        <table:table-column table:style-name="Table3.C"/>
        <table:table-row>
          <table:table-cell table:style-name="Table3.A1" office:value-type="string">
            <text:p text:style-name="P1">(PK) material_id</text:p>
          </table:table-cell>
          <table:table-cell table:style-name="Table3.A1" office:value-type="string">
            <text:p text:style-name="P1">material_common_name</text:p>
          </table:table-cell>
          <table:table-cell table:style-name="Table3.A1" office:value-type="string">
            <text:p text:style-name="P1">belong_to_recipe_list</text:p>
          </table:table-cell>
        </table:table-row>
      </table:table>
      <text:p text:style-name="P8"/>
      <text:p text:style-name="P8">This table is about the raw material. The field "belong_to_recipe_list", which is a string, <text:s/>indicates a list of dish_recipe_id that this material is belonging to.</text:p>
      <text:p text:style-name="Standard"/>
      <text:p text:style-name="P4">4.4 MATERIAL_ALIAS_TABLE</text:p>
      <table:table table:name="Table4" table:style-name="Table4">
        <table:table-column table:style-name="Table4.A"/>
        <table:table-column table:style-name="Table4.B"/>
        <table:table-column table:style-name="Table4.C"/>
        <table:table-row>
          <table:table-cell table:style-name="Table4.A1" office:value-type="string">
            <text:p text:style-name="P1">(PK) material_name_id</text:p>
          </table:table-cell>
          <table:table-cell table:style-name="Table4.A1" office:value-type="string">
            <text:p text:style-name="P1">material_name</text:p>
          </table:table-cell>
          <table:table-cell table:style-name="Table4.A1" office:value-type="string">
            <text:p text:style-name="P1">material_id</text:p>
          </table:table-cell>
        </table:table-row>
      </table:table>
      <text:p text:style-name="P8"/>
      <text:p text:style-name="P8"><text:soft-page-break/>This table is used to resolve the problem that there are several names foe one material. They are the relation of many-for-one. This is just like the index of documents.</text:p>
      <text:p text:style-name="Standard"/>
      <text:p text:style-name="P4">4.5 URL_INFO_TABLE</text:p>
      <table:table table:name="Table5" table:style-name="Table5">
        <table:table-column table:style-name="Table5.A"/>
        <table:table-column table:style-name="Table5.B"/>
        <table:table-row>
          <table:table-cell table:style-name="Table5.A1" office:value-type="string">
            <text:p text:style-name="P1">(PK) url_id</text:p>
          </table:table-cell>
          <table:table-cell table:style-name="Table5.A1" office:value-type="string">
            <text:p text:style-name="P1">url_path</text:p>
          </table:table-cell>
        </table:table-row>
      </table:table>
      <text:p text:style-name="P8"/>
      <text:p text:style-name="P8">The field "url_path" indicates a path to access a file which records all of the information about this URL, introducing in the next paragraph.</text:p>
      <text:p text:style-name="P8"/>
      <text:p text:style-name="P4">4.6 PSEUDO_DISH_TABLE</text:p>
      <table:table table:name="Table6" table:style-name="Table6">
        <table:table-column table:style-name="Table6.A"/>
        <table:table-column table:style-name="Table6.B"/>
        <table:table-row>
          <table:table-cell table:style-name="Table6.A1" office:value-type="string">
            <text:p text:style-name="P1">(PK) pseudo_dish_id</text:p>
          </table:table-cell>
          <table:table-cell table:style-name="Table6.A1" office:value-type="string">
            <text:p text:style-name="P1">standard_recipe_list</text:p>
          </table:table-cell>
        </table:table-row>
      </table:table>
      <text:p text:style-name="P4"/>
      <text:p text:style-name="P8">This table records a standard recipe list, which contains the most significant raw materials for a dish. And the dishes need all of these raw materials are belonging to one kind dish. When user search one of them, others should also be the results since they have the same main recipe and the difference among them is the cooking process.</text:p>
      <text:p text:style-name="P8"/>
      <text:p text:style-name="P8">The way to obtain the standard recipe list is just like generating a pseudo document, which is extracting the most significant common raw materials among several dishes which have the similar recipe.</text:p>
      <text:p text:style-name="Standard"/>
      <text:p text:style-name="P4">4.7 URL_INFO_FILE</text:p>
      <text:p text:style-name="P8">This file contains the following information (shown as the designed format):</text:p>
      <text:p text:style-name="P8"/>
      <text:p text:style-name="P8">URL_ID|URL|TITLE|SNATCH</text:p>
      <text:p text:style-name="P8">SIMILAR_TASTE_URL_ID_LIST: 1|2|5|45|12...</text:p>
      <text:p text:style-name="P8"/>
      <text:p text:style-name="P8">"URL_ID" is the primary key of the above table which is used to identify each URL and trace to the exact dish info. "URL" is the integrated format URL, such as "www.google.com". "TITLE" is the title of page indicated by the URL. " SNATCH " is a part or several parts of paragraph of the document denoted by this URL. "SIMILAR_TASTE_URL_ID_LIST" records a list of url_id. All of the dishes indicated by this list have the similar taste as the host one. Tastes are clustering as sour, sweet, spicy according to the recipe. Therefore, every dish has some other dishes having the similar taste, which can be as the search results shown with the host dish. This file can be written and modified by the parser.</text:p>
      <text:p text:style-name="P8"/>
      <text:p text:style-name="P4">4.8 Using Data Structure</text:p>
      <text:p text:style-name="P8">Generally speaking, there are two kinds of search of this project. One is how to cook by searching dish name. The other is what kind of dishes can I do if I have ... raw materials.</text:p>
      <text:p text:style-name="P8"/>
      <text:p text:style-name="P8">For the former one, to match the dish name by using DISH_INFO_TABLE in order to obtain the corresponding URL information. And through "pseudo_dish_id", we can obtain the dishes cooked by different ways but using almost the same raw materials. Also through the URL_INFO_FILE of <text:soft-page-break/>each dish, the search engine can list the dishes that have the similar tastes. Searching results would indicate the style of cooking for each dish, and user can obtain the similar taste dishes and similar material dishes, which are all belonging to one cooking style, with the selected dish.</text:p>
      <text:p text:style-name="P8"/>
      <text:p text:style-name="P8">For the latter one, users input the raw materials to search. First of all, the search engine generates all of the possible combinations of these materials and ranks them according to the number of materials. Secondly, to obtain each material's material id through MATERIAL_ALIAS_TABLE and using these id to find out the belong_to_recipe_list for each material. Thirdly, to achieve the dish_recipe_id intersection of each combination. Afterward, through the dish_recipe_id, search engine can obtain the dish information. Finally, according to the rank mentioned before, engine organizes the dishes order in the results, also the correlative dishes obtained by "pseudo_dish_id" are in the results. The dishes obtained from URL_INFO_FILE (dishes have the similar taste) can be the suggestions for the search result in order to do the extending search.</text:p>
      <text:p text:style-name="P8"/>
      <text:p text:style-name="P8">It is possible to modify the data structure during the phase of development.</text:p>
      <text:p text:style-name="Standard"/>
      <text:p text:style-name="P2">5. List of external software</text:p>
      <text:p text:style-name="Standard"><text:tab/>(There is no external software until now.)</text:p>
      <text:p text:style-name="Standard"/>
      <text:p text:style-name="P2">6. List of web resources</text:p>
      <text:p text:style-name="P3"><text:tab/>(Google Search Engine, Baidu Search Engine and some websites concerning diet.)</text:p>
      <text:p text:style-name="Standard"/>
      <text:p text:style-name="P2">7. Other pertinent system features</text:p>
      <text:p text:style-name="P9">Programming Language : C/ROR/Shell Script/Python <text:s text:c="2"/></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erif" svg:font-family="'DejaVu Serif'" style:font-family-generic="roman" style:font-pitch="variable"/>
    <style:font-face style:name="Mangal" svg:font-family="Mangal" style:font-family-generic="roman" style:font-pitch="variable"/>
    <style:font-face style:name="DejaVu Sans" svg:font-family="'DejaVu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DejaVu Serif" fo:font-size="12pt" fo:letter-spacing="normal" fo:language="en" fo:country="US"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正文" style:family="paragraph">
      <style:paragraph-properties fo:text-align="justify" style:justify-single-word="false"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DejaVu Sans" fo:font-size="14pt" style:font-name-asian="DejaVu Sans"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列表"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页眉" style:family="paragraph" style:parent-style-name="正文">
      <style:paragraph-properties fo:text-align="center" style:justify-single-word="false" fo:hyphenation-ladder-count="no-limit" fo:padding="0in" fo:border-left="none" fo:border-right="none" fo:border-top="none" fo:border-bottom="0.0102in solid #000000" style:shadow="none" style:snap-to-layout-grid="false">
        <style:tab-stops>
          <style:tab-stop style:position="2.8839in" style:type="center"/>
          <style:tab-stop style:position="5.7681in" style:type="right"/>
        </style:tab-stops>
      </style:paragraph-properties>
      <style:text-properties fo:font-size="9pt" style:font-size-asian="9pt" style:font-name-complex="Mangal" style:font-size-complex="8pt" fo:hyphenate="false" fo:hyphenation-remain-char-count="0" fo:hyphenation-push-char-count="0"/>
    </style:style>
    <style:style style:name="页脚" style:family="paragraph" style:parent-style-name="正文">
      <style:paragraph-properties fo:text-align="start" style:justify-single-word="false" fo:hyphenation-ladder-count="no-limit" style:snap-to-layout-grid="false">
        <style:tab-stops>
          <style:tab-stop style:position="2.8839in" style:type="center"/>
          <style:tab-stop style:position="5.7681in" style:type="right"/>
        </style:tab-stops>
      </style:paragraph-properties>
      <style:text-properties fo:font-size="9pt" style:font-size-asian="9pt" style:font-name-complex="Mangal"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默认段落字体" style:family="text"/>
    <style:style style:name="Numbering_20_Symbols" style:display-name="Numbering Symbols" style:family="text"/>
    <style:style style:name="页眉_20_Char" style:display-name="页眉 Char" style:family="text" style:parent-style-name="默认段落字体">
      <style:text-properties fo:font-size="9pt" style:font-size-asian="9pt" style:font-name-complex="Mangal" style:font-size-complex="8pt"/>
    </style:style>
    <style:style style:name="页脚_20_Char" style:display-name="页脚 Char" style:family="text" style:parent-style-name="默认段落字体">
      <style:text-properties fo:font-size="9pt" style:font-size-asian="9pt" style:font-name-complex="Mangal"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Zhijie Wen</meta:initial-creator>
    <dc:creator>Song Han</dc:creator>
    <meta:creation-date>2011-03-23T12:06:00Z</meta:creation-date>
    <dc:date>2011-04-19T20:55:56</dc:date>
    <meta:editing-cycles>48</meta:editing-cycles>
    <meta:editing-duration>PT21H45M23S</meta:editing-duration>
    <meta:document-statistic meta:table-count="6" meta:image-count="0" meta:object-count="0" meta:page-count="5" meta:paragraph-count="79" meta:word-count="1612" meta:character-count="10021"/>
    <meta:template xlink:type="simple" xlink:actuate="onRequest" xlink:title="" xlink:href="Normal.dotm"/>
  </office:meta>
</office:document-meta>
</file>